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Chilanka" svg:font-family="Chilanka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81.6cm"/>
    </style:style>
    <style:style style:name="gr2" style:family="graphic" style:parent-style-name="standard">
      <style:graphic-properties draw:stroke="none" svg:stroke-color="#000000" draw:fill="none" draw:fill-color="#ffffff" fo:min-height="8.2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5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gr8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184cm" fo:min-width="4.538cm" fo:padding-top="0.231cm" fo:padding-bottom="0.231cm" fo:padding-left="0.356cm" fo:padding-right="0.356cm"/>
    </style:style>
    <style:style style:name="gr9" style:family="graphic" style:parent-style-name="objectwithoutfill">
      <style:graphic-properties draw:stroke="dash" draw:stroke-dash="Dashed_20__28_var_29_"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draw:stroke="dash" draw:stroke-dash="Dashed_20__28_var_29_"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draw:stroke="dash" draw:stroke-dash="Dashed_20__28_var_29_"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533cm"/>
      <style:paragraph-properties style:writing-mode="lr-tb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2.078cm" fo:min-width="4.432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2.544cm" fo:min-width="10.168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5.846cm" fo:min-width="29.091cm"/>
      <style:paragraph-properties style:writing-mode="lr-tb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5.465cm" fo:min-width="25.281cm"/>
      <style:paragraph-properties style:writing-mode="lr-tb"/>
    </style:style>
    <style:style style:name="gr19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5.212cm" fo:min-width="17.281cm" fo:wrap-option="no-wrap" draw:shadow="visible"/>
      <style:paragraph-properties style:writing-mode="lr-tb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29.091cm"/>
      <style:paragraph-properties style:writing-mode="lr-tb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9.529cm" fo:min-width="29.091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2.175cm" fo:min-width="2.285cm"/>
    </style:style>
    <style:style style:name="gr23" style:family="graphic" style:parent-style-name="standard">
      <style:graphic-properties svg:stroke-color="#000000" draw:fill-color="#fff5ce" draw:textarea-horizontal-align="justify" draw:textarea-vertical-align="middle" draw:auto-grow-height="false" fo:min-height="3.593cm" fo:min-width="8.169cm" fo:wrap-option="no-wrap"/>
      <style:paragraph-properties style:writing-mode="lr-tb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7.751cm" fo:min-width="19.4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5.973cm"/>
      <style:paragraph-properties style:writing-mode="lr-tb"/>
    </style:style>
    <style:style style:name="gr26" style:family="graphic" style:parent-style-name="standard">
      <style:graphic-properties svg:stroke-color="#000000" draw:fill-color="#fff5ce" draw:textarea-horizontal-align="justify" draw:textarea-vertical-align="middle" draw:auto-grow-height="false" fo:min-height="2.432cm" fo:min-width="3.165cm" fo:wrap-option="no-wrap"/>
      <style:paragraph-properties style:writing-mode="lr-tb"/>
    </style:style>
    <style:style style:name="gr27" style:family="graphic" style:parent-style-name="standard">
      <style:graphic-properties svg:stroke-color="#000000" draw:fill-color="#fff5ce" draw:textarea-horizontal-align="justify" draw:textarea-vertical-align="middle" draw:auto-grow-height="false" fo:min-height="3.951cm" fo:min-width="9.332cm" fo:wrap-option="no-wrap"/>
      <style:paragraph-properties style:writing-mode="lr-tb"/>
    </style:style>
    <style:style style:name="co1" style:family="table-column">
      <style:table-column-properties style:column-width="10.444cm" style:use-optimal-column-width="false"/>
    </style:style>
    <style:style style:name="co2" style:family="table-column">
      <style:table-column-properties style:column-width="10.45cm" style:use-optimal-column-width="false"/>
    </style:style>
    <style:style style:name="co3" style:family="table-column">
      <style:table-column-properties style:column-width="8.309cm" style:use-optimal-column-width="false"/>
    </style:style>
    <style:style style:name="co4" style:family="table-column">
      <style:table-column-properties style:column-width="8.314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3.105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36pt" style:font-size-asian="36pt" style:font-size-complex="36pt"/>
    </style:style>
    <style:style style:name="ce2" style:family="table-cell">
      <style:paragraph-properties fo:margin-left="0.711cm" fo:margin-right="0cm" fo:text-indent="0cm"/>
      <style:text-properties fo:font-size="36pt" style:font-size-asian="36pt" style:font-size-complex="36pt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="none" draw:fill-color="#ffffff"/>
      <style:paragraph-properties style:writing-mode="lr-tb"/>
      <style:text-properties fo:font-size="72pt"/>
    </style:style>
    <style:style style:name="P4" style:family="paragraph">
      <loext:graphic-properties draw:fill="none" draw:fill-color="#ffffff"/>
      <style:paragraph-properties style:writing-mode="lr-tb"/>
      <style:text-properties fo:color="#2a6099" fo:font-size="36pt" fo:font-weight="bold" style:font-size-asian="36pt" style:font-size-complex="36pt"/>
    </style:style>
    <style:style style:name="P5" style:family="paragraph">
      <loext:graphic-properties draw:fill="none" draw:fill-color="#ffffff"/>
      <style:paragraph-properties style:writing-mode="lr-tb"/>
      <style:text-properties fo:color="#00a933" fo:font-size="36pt" fo:font-weight="bold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fo:color="#c9211e" fo:font-size="36pt" fo:font-weight="bold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margin-left="0.711cm" fo:margin-right="0cm" fo:text-indent="0cm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font-size="36pt"/>
    </style:style>
    <style:style style:name="P12" style:family="paragraph">
      <loext:graphic-properties draw:fill="none" draw:fill-color="#ffffff"/>
      <style:paragraph-properties style:writing-mode="lr-tb"/>
      <style:text-properties fo:color="#ff0000" fo:font-size="36pt" fo:font-weight="bold" style:font-size-asian="36pt" style:font-size-complex="36pt"/>
    </style:style>
    <style:style style:name="P13" style:family="paragraph">
      <style:paragraph-properties fo:text-align="start" style:writing-mode="lr-tb"/>
      <style:text-properties style:font-name="Ubuntu Mono1" fo:font-size="36pt"/>
    </style:style>
    <style:style style:name="P14" style:family="paragraph">
      <loext:graphic-properties draw:fill-color="#dddddd"/>
      <style:paragraph-properties fo:text-align="start" style:writing-mode="lr-tb"/>
      <style:text-properties style:font-name="Ubuntu Mono1" fo:font-size="36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/>
    </style:style>
    <style:style style:name="P16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style:font-name="Ubuntu Condensed" fo:font-size="36pt"/>
    </style:style>
    <style:style style:name="P17" style:family="paragraph">
      <loext:graphic-properties draw:fill-color="#ff0000"/>
      <style:paragraph-properties fo:text-align="center"/>
    </style:style>
    <style:style style:name="P18" style:family="paragraph">
      <style:paragraph-properties fo:text-align="center"/>
      <style:text-properties fo:font-size="18pt"/>
    </style:style>
    <style:style style:name="P19" style:family="paragraph">
      <loext:graphic-properties draw:fill-color="#fff5ce"/>
      <style:paragraph-properties fo:text-align="center"/>
      <style:text-properties fo:font-size="18pt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/>
      <style:text-properties fo:font-size="32pt"/>
    </style:style>
    <style:style style:name="P24" style:family="paragraph">
      <loext:graphic-properties draw:fill-color="#fff5ce"/>
      <style:paragraph-properties fo:text-align="center"/>
      <style:text-properties fo:font-size="32pt"/>
    </style:style>
    <style:style style:name="T1" style:family="text">
      <style:text-properties fo:font-size="96pt"/>
    </style:style>
    <style:style style:name="T2" style:family="text">
      <style:text-properties fo:font-size="72pt"/>
    </style:style>
    <style:style style:name="T3" style:family="text">
      <style:text-properties fo:color="#2a6099" fo:font-size="36pt" fo:font-weight="bold" style:font-size-asian="36pt" style:font-size-complex="36pt"/>
    </style:style>
    <style:style style:name="T4" style:family="text">
      <style:text-properties fo:color="#00a933" fo:font-size="36pt" fo:font-weight="bold" style:font-size-asian="36pt" style:font-size-complex="36pt"/>
    </style:style>
    <style:style style:name="T5" style:family="text">
      <style:text-properties fo:color="#c9211e" fo:font-size="36pt" fo:font-weight="bold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6pt"/>
    </style:style>
    <style:style style:name="T8" style:family="text">
      <style:text-properties fo:color="#ff0000" fo:font-size="36pt" fo:font-weight="bold" style:font-size-asian="36pt" style:font-size-complex="36pt"/>
    </style:style>
    <style:style style:name="T9" style:family="text">
      <style:text-properties style:font-name="Ubuntu Mono1" fo:font-size="36pt"/>
    </style:style>
    <style:style style:name="T10" style:family="text">
      <style:text-properties fo:color="#c9211e" style:font-name="Ubuntu Mono1" fo:font-size="36pt" fo:font-weight="bold" style:font-weight-asian="bold" style:font-weight-complex="bold"/>
    </style:style>
    <style:style style:name="T11" style:family="text">
      <style:text-properties fo:color="#00a933" style:font-name="Ubuntu Mono1" fo:font-size="3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0.001cm" svg:x="1cm" svg:y="38.03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1.973cm" svg:height="8.509cm" svg:x="1.127cm" svg:y="1.381cm">
          <draw:text-box>
            <text:p><text:span text:style-name="T1">PLINKR</text:span></text:p>
            <text:p><text:span text:style-name="T1">Work with </text:span><text:span text:style-name="T1">PLINK and </text:span><text:span text:style-name="T1">PLINK2 from </text:span><text:span text:style-name="T1">R</text:span></text:p>
          </draw:text-box>
        </draw:frame>
        <draw:custom-shape draw:style-name="gr1" draw:text-style-name="P1" draw:layer="layout" svg:width="82.1cm" svg:height="0.001cm" svg:x="1cm" svg:y="10.3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2.1cm" svg:height="0.001cm" svg:x="1cm" svg:y="67.26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524cm" svg:y="12.557cm">
          <draw:text-box>
            <text:p><text:span text:style-name="T2">Installin</text:span><text:span text:style-name="T2">g </text:span><text:span text:style-name="T2">PLINKs</text:span></text:p>
          </draw:text-box>
        </draw:frame>
        <draw:frame draw:style-name="gr3" draw:text-style-name="P3" draw:layer="layout" svg:width="22.098cm" svg:height="4.191cm" svg:x="25.384cm" svg:y="38.465cm">
          <draw:text-box>
            <text:p><text:span text:style-name="T2">Convert </text:span><text:span text:style-name="T2">data</text:span></text:p>
          </draw:text-box>
        </draw:frame>
        <draw:frame draw:style-name="gr4" draw:text-style-name="P3" draw:layer="layout" svg:width="33.59cm" svg:height="3.813cm" svg:x="47.547cm" svg:y="12.427cm">
          <draw:text-box>
            <text:p><text:span text:style-name="T2">Why </text:span><text:span text:style-name="T2">use </text:span><text:span text:style-name="T2">plinkr</text:span><text:span text:style-name="T2">?</text:span></text:p>
          </draw:text-box>
        </draw:frame>
        <draw:frame draw:style-name="gr3" draw:text-style-name="P3" draw:layer="layout" svg:width="22.098cm" svg:height="4.191cm" svg:x="2.143cm" svg:y="69.317cm">
          <draw:text-box>
            <text:p><text:span text:style-name="T2">Uniform </text:span><text:span text:style-name="T2">interfac</text:span><text:span text:style-name="T2">e</text:span></text:p>
          </draw:text-box>
        </draw:frame>
        <draw:custom-shape draw:style-name="gr1" draw:text-style-name="P1" draw:layer="layout" svg:width="82.1cm" svg:height="0.001cm" svg:x="1cm" svg:y="114.56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1.082cm" svg:height="3.175cm" svg:x="1.254cm" svg:y="114.743cm">
          <draw:text-box>
            <text:p><text:span text:style-name="T2">Contact </text:span><text:span text:style-name="T2">info</text:span></text:p>
          </draw:text-box>
        </draw:frame>
        <draw:custom-shape draw:style-name="gr1" draw:text-style-name="P1" draw:layer="layout" svg:width="82.1cm" svg:height="0.001cm" svg:x="1cm" svg:y="92.22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2.098cm" svg:height="4.191cm" svg:x="2.143cm" svg:y="93.964cm">
          <draw:text-box>
            <text:p><text:span text:style-name="T2">Simulat</text:span><text:span text:style-name="T2">e data</text:span></text:p>
          </draw:text-box>
        </draw:frame>
        <draw:frame draw:style-name="gr3" draw:text-style-name="P3" draw:layer="layout" svg:width="22.098cm" svg:height="4.191cm" svg:x="44.307cm" svg:y="69.072cm">
          <draw:text-box>
            <text:p><text:span text:style-name="T2">Safety</text:span></text:p>
          </draw:text-box>
        </draw:frame>
        <draw:frame draw:style-name="gr3" draw:text-style-name="P3" draw:layer="layout" svg:width="22.098cm" svg:height="4.191cm" svg:x="43.672cm" svg:y="93.583cm">
          <draw:text-box>
            <text:p><text:span text:style-name="T2">Compar</text:span><text:span text:style-name="T2">e </text:span><text:span text:style-name="T2">version</text:span><text:span text:style-name="T2">s</text:span></text:p>
          </draw:text-box>
        </draw:frame>
        <draw:frame draw:style-name="gr6" draw:text-style-name="P4" draw:layer="layout" svg:width="6.096cm" svg:height="3.095cm" svg:x="45.411cm" svg:y="43.926cm">
          <draw:text-box>
            <text:p><text:span text:style-name="T3">PLINK </text:span></text:p>
            <text:p><text:span text:style-name="T3">text data</text:span></text:p>
          </draw:text-box>
        </draw:frame>
        <draw:frame draw:style-name="gr6" draw:text-style-name="P5" draw:layer="layout" svg:width="7.493cm" svg:height="3.095cm" svg:x="57.134cm" svg:y="51.626cm">
          <draw:text-box>
            <text:p><text:span text:style-name="T4">PLINK </text:span></text:p>
            <text:p><text:span text:style-name="T4">binary data</text:span></text:p>
          </draw:text-box>
        </draw:frame>
        <draw:frame draw:style-name="gr7" draw:text-style-name="P6" draw:layer="layout" svg:width="7.366cm" svg:height="3.302cm" svg:x="45.704cm" svg:y="59.039cm">
          <draw:text-box>
            <text:p><text:span text:style-name="T5">PLINK2</text:span></text:p>
            <text:p><text:span text:style-name="T5">binary data</text:span></text:p>
          </draw:text-box>
        </draw:frame>
        <draw:custom-shape draw:style-name="gr8" draw:text-style-name="P7" xml:id="id2" draw:id="id2" draw:layer="layout" svg:width="10.287cm" svg:height="7.62cm" draw:transform="rotate (-1.56800379999171) translate (56.448cm 47.8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4" draw:layer="layout" svg:width="5.715cm" svg:height="3.302cm" svg:x="28.376cm" svg:y="43.926cm">
          <draw:text-box>
            <text:p><text:span text:style-name="T3">PLINK </text:span></text:p>
            <text:p><text:span text:style-name="T3">text files</text:span></text:p>
          </draw:text-box>
        </draw:frame>
        <draw:frame draw:style-name="gr6" draw:text-style-name="P5" draw:layer="layout" svg:width="7.62cm" svg:height="3.095cm" svg:x="15.605cm" svg:y="51.546cm">
          <draw:text-box>
            <text:p><text:span text:style-name="T4">PLINK </text:span></text:p>
            <text:p><text:span text:style-name="T4">binary files</text:span></text:p>
          </draw:text-box>
        </draw:frame>
        <draw:frame draw:style-name="gr7" draw:text-style-name="P6" draw:layer="layout" svg:width="7.366cm" svg:height="3.302cm" svg:x="27.162cm" svg:y="58.912cm">
          <draw:text-box>
            <text:p><text:span text:style-name="T5">PLINK2</text:span></text:p>
            <text:p><text:span text:style-name="T5">binary files</text:span></text:p>
          </draw:text-box>
        </draw:frame>
        <draw:custom-shape draw:style-name="gr8" draw:text-style-name="P7" xml:id="id1" draw:id="id1" draw:layer="layout" svg:width="10.287cm" svg:height="7.62cm" draw:transform="rotate (1.58912228394084) translate (23.918cm 58.23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9" draw:text-style-name="P8" draw:layer="layout" draw:type="line" svg:x1="23.82cm" svg:y1="53.086cm" svg:x2="56.458cm" svg:y2="53.002cm" draw:start-shape="id1" draw:start-glue-point="4" draw:end-shape="id2" draw:end-glue-point="4" svg:d="M23820 53086l32638-84" svg:viewBox="0 0 32639 85">
          <text:p/>
        </draw:connector>
        <draw:connector draw:style-name="gr10" draw:text-style-name="P8" draw:layer="layout" draw:type="line" svg:x1="31.534cm" svg:y1="58.089cm" svg:x2="48.851cm" svg:y2="58.168cm" draw:start-shape="id1" draw:start-glue-point="6" draw:end-shape="id2" draw:end-glue-point="8" svg:d="M31534 58089l17317 79" svg:viewBox="0 0 17318 80">
          <text:p/>
        </draw:connector>
        <draw:connector draw:style-name="gr11" draw:text-style-name="P8" draw:layer="layout" draw:type="line" svg:x1="31.345cm" svg:y1="47.806cm" svg:x2="48.828cm" svg:y2="47.88cm" draw:start-shape="id1" draw:start-glue-point="8" draw:end-shape="id2" draw:end-glue-point="6" svg:d="M31345 47806l17483 74" svg:viewBox="0 0 17484 75">
          <text:p/>
        </draw:connector>
        <draw:frame draw:style-name="gr7" draw:text-style-name="P4" draw:layer="layout" svg:width="5.715cm" svg:height="3.302cm" svg:x="17.637cm" svg:y="42.783cm">
          <draw:text-box>
            <text:p><text:span text:style-name="T3">.ped</text:span></text:p>
            <text:p><text:span text:style-name="T3">.map</text:span></text:p>
          </draw:text-box>
        </draw:frame>
        <draw:frame draw:style-name="gr12" draw:text-style-name="P5" draw:layer="layout" svg:width="7.62cm" svg:height="4.517cm" svg:x="6.08cm" svg:y="51.673cm">
          <draw:text-box>
            <text:p><text:span text:style-name="T4">.bed</text:span></text:p>
            <text:p><text:span text:style-name="T4">.bim</text:span></text:p>
            <text:p><text:span text:style-name="T4">.fam</text:span></text:p>
          </draw:text-box>
        </draw:frame>
        <draw:frame draw:style-name="gr12" draw:text-style-name="P6" draw:layer="layout" svg:width="7.366cm" svg:height="4.517cm" svg:x="22.717cm" svg:y="62.595cm">
          <draw:text-box>
            <text:p><text:span text:style-name="T5">.pgen</text:span></text:p>
            <text:p><text:span text:style-name="T5">.psam</text:span></text:p>
            <text:p><text:span text:style-name="T5">.pvar</text:span></text:p>
          </draw:text-box>
        </draw:frame>
        <draw:frame draw:style-name="standard" draw:layer="layout" svg:width="20.893cm" svg:height="6.47cm" svg:x="6.741cm" svg:y="74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3">
                <text:p text:style-name="P9"><text:span text:style-name="T6">Function </text:span></text:p>
                <text:p text:style-name="P9"><text:span text:style-name="T6">name</text:span></text:p>
              </table:table-cell>
              <table:table-cell table:style-name="ce2">
                <text:p text:style-name="P10"><text:span text:style-name="T6">Data</text:span></text:p>
              </table:table-cell>
            </table:table-row>
            <table:table-row table:style-name="ro1">
              <table:covered-table-cell table:style-name="ce1"/>
              <table:table-cell table:style-name="gray2">
                <text:p><text:span text:style-name="T6">Parameters</text:span></text:p>
              </table:table-cell>
            </table:table-row>
            <table:table-row table:style-name="ro2">
              <table:covered-table-cell table:style-name="ce1"/>
              <table:table-cell table:style-name="gray1">
                <text:p><text:span text:style-name="T6">PLINK versi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17.145cm" svg:height="8.783cm" svg:x="47.736cm" svg:y="16.982cm">
          <draw:text-box>
            <text:p><text:span text:style-name="T7"><text:s/></text:span><text:span text:style-name="T7">* Easy install</text:span></text:p>
            <text:p><text:span text:style-name="T7"><text:s/></text:span><text:span text:style-name="T7">* Convert data</text:span></text:p>
            <text:p><text:span text:style-name="T7"><text:s/></text:span><text:span text:style-name="T7">* Uniform </text:span><text:span text:style-name="T7">interface</text:span></text:p>
            <text:p><text:span text:style-name="T7"><text:s/></text:span><text:span text:style-name="T7">* Safety</text:span></text:p>
            <text:p><text:span text:style-name="T7"><text:s/></text:span><text:span text:style-name="T7">* Simulate data</text:span></text:p>
            <text:p><text:span text:style-name="T7"><text:s/></text:span><text:span text:style-name="T7">* Compare </text:span><text:span text:style-name="T7">PLINK versions</text:span></text:p>
          </draw:text-box>
        </draw:frame>
        <draw:custom-shape draw:style-name="gr14" draw:text-style-name="P7" draw:layer="layout" svg:width="10.287cm" svg:height="7.62cm" draw:transform="skewX (4.75135198076261E-017) rotate (1.16291288060382) translate (5.038cm 24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4" draw:layer="layout" svg:width="7.72cm" svg:height="1.673cm" svg:x="16.521cm" svg:y="17.361cm">
          <draw:text-box>
            <text:p><text:span text:style-name="T3">PLINK v1.9</text:span></text:p>
          </draw:text-box>
        </draw:frame>
        <draw:frame draw:style-name="gr15" draw:text-style-name="P5" draw:layer="layout" svg:width="7.72cm" svg:height="1.673cm" svg:x="1.281cm" svg:y="17.488cm">
          <draw:text-box>
            <text:p><text:span text:style-name="T4">PLINK v1.7</text:span></text:p>
          </draw:text-box>
        </draw:frame>
        <draw:frame draw:style-name="gr15" draw:text-style-name="P12" draw:layer="layout" svg:width="9.652cm" svg:height="1.673cm" svg:x="13.319cm" svg:y="26.251cm">
          <draw:text-box>
            <text:p><text:span text:style-name="T8">PLINK v2.0</text:span></text:p>
          </draw:text-box>
        </draw:frame>
        <draw:custom-shape draw:style-name="gr16" draw:text-style-name="P14" draw:layer="layout" svg:width="10.668cm" svg:height="2.794cm" svg:x="11.414cm" svg:y="20.812cm">
          <text:p text:style-name="P13"><text:span text:style-name="T9">install_plinks()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9.591cm" svg:height="6.096cm" svg:x="1.762cm" svg:y="31.226cm">
          <text:p text:style-name="P13"><text:span text:style-name="T9">run_plink(</text:span></text:p>
          <text:p text:style-name="P13"><text:span text:style-name="T9"><text:s text:c="2"/></text:span><text:span text:style-name="T9">args = </text:span><text:span text:style-name="T9">“--help”,</text:span></text:p>
          <text:p text:style-name="P13"><text:span text:style-name="T9"><text:s text:c="2"/></text:span><text:span text:style-name="T9">plink_opti</text:span><text:span text:style-name="T9">ons = </text:span><text:span text:style-name="T9">create_</text:span><text:span text:style-name="T10">pli</text:span><text:span text:style-name="T10">nk_v2_0</text:span><text:span text:style-name="T9">_op</text:span><text:span text:style-name="T9">tions()</text:span></text:p>
          <text:p text:style-name="P13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25.781cm" svg:height="5.715cm" svg:x="45.831cm" svg:y="85.582cm">
          <text:p text:style-name="P13"><text:span text:style-name="T9">run_plin</text:span><text:span text:style-name="T9">k(</text:span></text:p>
          <text:p text:style-name="P13"><text:span text:style-name="T9"><text:s text:c="2"/></text:span><text:span text:style-name="T9">args = </text:span><text:span text:style-name="T9">c(“--</text:span><text:span text:style-name="T9">assoc”, </text:span><text:span text:style-name="T9">“--</text:span><text:span text:style-name="T9">covar”, </text:span><text:span text:style-name="T9">[...])</text:span></text:p>
          <text:p text:style-name="P13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7.78cm" svg:height="5.461cm" svg:x="65.008cm" svg:y="78.851cm">
          <text:p text:style-name="P15"><text:span text:style-name="T7">Not all commands accept covariates, </text:span></text:p>
          <text:p text:style-name="P15"><text:span text:style-name="T7">and PLINK will not always give you </text:span></text:p>
          <text:p text:style-name="P15"><text:span text:style-name="T7">an error or warning.</text:span></text:p>
          <draw:enhanced-geometry svg:viewBox="0 0 21600 21600" draw:glue-points="10800 0 0 10800 10800 21600 21600 10800 ?f40 ?f41" draw:text-areas="0 0 21600 21600" draw:type="rectangular-callout" draw:modifiers="21456.6559811034 29734.60270963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1" draw:layer="layout" svg:width="10.033cm" svg:height="4.517cm" svg:x="44.434cm" svg:y="73.39cm">
          <draw:text-box>
            <text:p><text:span text:style-name="T7"><text:s/></text:span><text:span text:style-name="T7">* Checks flags</text:span></text:p>
            <text:p><text:span text:style-name="T7"><text:s/></text:span><text:span text:style-name="T7">* Checks data</text:span></text:p>
            <text:p><text:span text:style-name="T7"><text:s/></text:span><text:span text:style-name="T7">* Checks files</text:span></text:p>
          </draw:text-box>
        </draw:frame>
        <draw:custom-shape draw:style-name="gr20" draw:text-style-name="P14" draw:layer="layout" svg:width="29.591cm" svg:height="8.001cm" svg:x="1.762cm" svg:y="83.296cm">
          <text:p text:style-name="P13"><text:span text:style-name="T10">assoc</text:span><text:span text:style-name="T9">(</text:span></text:p>
          <text:p text:style-name="P13"><text:span text:style-name="T9"><text:s text:c="2"/></text:span><text:span text:style-name="T9">data = [...],</text:span></text:p>
          <text:p text:style-name="P13"><text:span text:style-name="T9"><text:s text:c="2"/></text:span><text:span text:style-name="T10">assoc</text:span><text:span text:style-name="T9">_</text:span><text:span text:style-name="T11">params</text:span><text:span text:style-name="T9"> </text:span><text:span text:style-name="T9">= </text:span><text:span text:style-name="T9">create_</text:span><text:span text:style-name="T10">assoc</text:span><text:span text:style-name="T9">_</text:span><text:span text:style-name="T11">pa</text:span><text:span text:style-name="T11">rams</text:span><text:span text:style-name="T9">([...]),</text:span></text:p>
          <text:p text:style-name="P13"><text:span text:style-name="T9"><text:s text:c="2"/></text:span><text:span text:style-name="T9">plink_options </text:span><text:span text:style-name="T9">= [...]</text:span></text:p>
          <text:p text:style-name="P13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9.591cm" svg:height="9.779cm" svg:x="1.635cm" svg:y="103.87cm">
          <text:p text:style-name="P13"><text:span text:style-name="T9">create_demo_ass</text:span><text:span text:style-name="T9">oc_params(</text:span></text:p>
          <text:p text:style-name="P13"><text:span text:style-name="T9"><text:s text:c="2"/></text:span><text:span text:style-name="T9">n_individuals </text:span><text:span text:style-name="T9">= [...],</text:span></text:p>
          <text:p text:style-name="P13"><text:span text:style-name="T9"><text:s text:c="2"/></text:span><text:span text:style-name="T9">trait = </text:span><text:span text:style-name="T9">create_random_c</text:span><text:span text:style-name="T9">ase_control_tra</text:span><text:span text:style-name="T9">it(</text:span></text:p>
          <text:p text:style-name="P13"><text:span text:style-name="T9"><text:s text:c="4"/></text:span><text:span text:style-name="T9">n_snps = </text:span><text:span text:style-name="T9">[...], </text:span></text:p>
          <text:p text:style-name="P13"><text:span text:style-name="T9"><text:s text:c="4"/></text:span><text:span text:style-name="T9">mafs = 0.05</text:span></text:p>
          <text:p text:style-name="P13"><text:span text:style-name="T9"><text:s text:c="2"/></text:span><text:span text:style-name="T9">)</text:span></text:p>
          <text:p text:style-name="P13"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937cm" svg:height="3.429cm" svg:x="70.379cm" svg:y="84.71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3" draw:text-style-name="P19" draw:layer="layout" svg:width="12.319cm" svg:height="5.461cm" svg:x="6.715cm" svg:y="58.912cm">
          <text:p text:style-name="P18">Fun fact:</text:p>
          <text:p text:style-name="P18">Currently, plinkr is the only R package </text:p>
          <text:p text:style-name="P18">that can save a .pgen table</text:p>
          <text:p text:style-name="P18">to file</text:p>
          <draw:enhanced-geometry svg:viewBox="0 0 21600 21600" draw:glue-points="10800 0 3160 3160 0 10800 3160 18440 10800 21600 18440 18440 21600 10800 18440 3160 ?f14 ?f15" draw:text-areas="3200 3200 18400 18400" draw:type="round-callout" draw:modifiers="26246.1038961039 19448.70010984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standard" draw:layer="layout" svg:width="24.931cm" svg:height="5.831cm" svg:x="44.14cm" svg:y="97.3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 text:style-name="P20">data_type <text:s text:c="14"/></text:p>
              </table:table-cell>
              <table:table-cell>
                <text:p text:style-name="P20">plink_version </text:p>
              </table:table-cell>
              <table:table-cell>
                <text:p text:style-name="P20"><text:s text:c="2"/>time_sec</text:p>
              </table:table-cell>
            </table:table-row>
            <table:table-row table:style-name="ro3" table:default-cell-style-name="gray2">
              <table:table-cell>
                <text:p text:style-name="P20">PLINK text filenames <text:s text:c="3"/></text:p>
              </table:table-cell>
              <table:table-cell>
                <text:p text:style-name="P21">1.7</text:p>
              </table:table-cell>
              <table:table-cell>
                <text:p text:style-name="P21">29.33348</text:p>
              </table:table-cell>
            </table:table-row>
            <table:table-row table:style-name="ro3" table:default-cell-style-name="gray1">
              <table:table-cell>
                <text:p text:style-name="P20">PLINK text filenames <text:s text:c="3"/></text:p>
              </table:table-cell>
              <table:table-cell>
                <text:p text:style-name="P21">1.9</text:p>
              </table:table-cell>
              <table:table-cell>
                <text:p text:style-name="P21">4.312486</text:p>
              </table:table-cell>
            </table:table-row>
            <table:table-row table:style-name="ro3" table:default-cell-style-name="gray2">
              <table:table-cell>
                <text:p text:style-name="P20">PLINK binary filenames <text:s/></text:p>
              </table:table-cell>
              <table:table-cell>
                <text:p text:style-name="P21">1.7</text:p>
              </table:table-cell>
              <table:table-cell>
                <text:p text:style-name="P21">24.674025</text:p>
              </table:table-cell>
            </table:table-row>
            <table:table-row table:style-name="ro3" table:default-cell-style-name="gray1">
              <table:table-cell>
                <text:p text:style-name="P20">PLINK binary filenames <text:s/></text:p>
              </table:table-cell>
              <table:table-cell>
                <text:p text:style-name="P21">1.9</text:p>
              </table:table-cell>
              <table:table-cell>
                <text:p text:style-name="P21">4.133225</text:p>
              </table:table-cell>
            </table:table-row>
            <table:table-row table:style-name="ro3" table:default-cell-style-name="gray2">
              <table:table-cell>
                <text:p text:style-name="P20">PLINK2 binary filenames </text:p>
              </table:table-cell>
              <table:table-cell>
                <text:p text:style-name="P21">2</text:p>
              </table:table-cell>
              <table:table-cell>
                <text:p text:style-name="P21">2.150578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4" draw:text-style-name="P14" draw:layer="layout" svg:width="19.939cm" svg:height="8.001cm" svg:x="44.307cm" svg:y="105.521cm">
          <text:p text:style-name="P13"><text:span text:style-name="T9">compar</text:span><text:span text:style-name="T9">e_asso</text:span><text:span text:style-name="T9">c_qt_s</text:span><text:span text:style-name="T9">peed(</text:span></text:p>
          <text:p text:style-name="P13"><text:span text:style-name="T9"><text:s text:c="2"/></text:span><text:span text:style-name="T9">n_indi</text:span><text:span text:style-name="T9">vidual</text:span><text:span text:style-name="T9">s = </text:span><text:span text:style-name="T9">1000,</text:span></text:p>
          <text:p text:style-name="P13"><text:span text:style-name="T9"><text:s text:c="2"/></text:span><text:span text:style-name="T9">n_phen</text:span><text:span text:style-name="T9">otypes </text:span><text:span text:style-name="T9">= 100,</text:span></text:p>
          <text:p text:style-name="P13"><text:span text:style-name="T9"><text:s text:c="2"/></text:span><text:span text:style-name="T9">n_snps</text:span><text:span text:style-name="T9">_per_p</text:span><text:span text:style-name="T9">henoty</text:span><text:span text:style-name="T9">pe = </text:span><text:span text:style-name="T9">100</text:span></text:p>
          <text:p text:style-name="P13"><text:span text:style-name="T9">)</text:span></text:p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3.462cm" svg:height="6.223cm" svg:x="2.016cm" svg:y="97.797cm">
          <draw:text-box>
            <text:p><text:span text:style-name="T7"><text:s/></text:span><text:span text:style-name="T7">* Additive traits</text:span></text:p>
            <text:p><text:span text:style-name="T7"><text:s/></text:span><text:span text:style-name="T7">* Dominant </text:span><text:span text:style-name="T7">traits</text:span></text:p>
            <text:p><text:span text:style-name="T7"><text:s/></text:span><text:span text:style-name="T7">* Epistatic traits</text:span></text:p>
            <text:p><text:span text:style-name="T7"/></text:p>
          </draw:text-box>
        </draw:frame>
        <draw:frame draw:style-name="gr25" draw:text-style-name="P11" draw:layer="layout" svg:width="13.462cm" svg:height="6.223cm" svg:x="16.113cm" svg:y="97.797cm">
          <draw:text-box>
            <text:p><text:span text:style-name="T7"><text:s/></text:span><text:span text:style-name="T7">* Polygenic </text:span><text:span text:style-name="T7">traits</text:span></text:p>
            <text:p><text:span text:style-name="T7"><text:s/></text:span><text:span text:style-name="T7">* Rare traits</text:span></text:p>
            <text:p text:style-name="P22"><text:span text:style-name="T7"><text:s/></text:span><text:span text:style-name="T7">* Your custom </text:span><text:span text:style-name="T7">traits</text:span></text:p>
          </draw:text-box>
        </draw:frame>
        <draw:custom-shape draw:style-name="gr26" draw:text-style-name="P19" draw:layer="layout" svg:width="5.207cm" svg:height="3.81cm" svg:x="21.32cm" svg:y="26.654cm">
          <text:p text:style-name="P18">Also known as</text:p>
          <text:p text:style-name="P18">PLINK 2</text:p>
          <draw:enhanced-geometry svg:viewBox="0 0 21600 21600" draw:glue-points="10800 0 3160 3160 0 10800 3160 18440 10800 21600 18440 18440 21600 10800 18440 3160 ?f14 ?f15" draw:text-areas="3200 3200 18400 18400" draw:type="round-callout" draw:modifiers="-3363.59447004608 5157.70139071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24" draw:layer="layout" svg:width="13.97cm" svg:height="5.969cm" svg:x="68.945cm" svg:y="108.315cm">
          <text:p text:style-name="P23"/>
          <text:p text:style-name="P23">For even less phenotypes, </text:p>
          <text:p text:style-name="P23">PLINK v1.7 is fastest</text:p>
          <draw:enhanced-geometry svg:viewBox="0 0 21600 21600" draw:glue-points="10800 0 3160 3160 0 10800 3160 18440 10800 21600 18440 18440 21600 10800 18440 3160 ?f14 ?f15" draw:text-areas="3200 3200 18400 18400" draw:type="round-callout" draw:modifiers="-636.976594374061 22168.04020100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7" draw:text-style-name="P24" draw:layer="layout" svg:width="13.97cm" svg:height="5.969cm" svg:x="63.484cm" svg:y="104.632cm">
          <text:p text:style-name="P23">Fun fact:</text:p>
          <text:p text:style-name="P23">For less phenotypes, </text:p>
          <text:p text:style-name="P23">PLINK v1.9 is fastest</text:p>
          <draw:enhanced-geometry svg:viewBox="0 0 21600 21600" draw:glue-points="10800 0 3160 3160 0 10800 3160 18440 10800 21600 18440 18440 21600 10800 18440 3160 ?f14 ?f15" draw:text-areas="3200 3200 18400 18400" draw:type="round-callout" draw:modifiers="-992.570324243075 21198.3919597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Chilanka" svg:font-family="Chilanka" style:font-pitch="variable"/>
    <style:font-face style:name="Liberation Sans1" svg:font-family="'Liberation Sans'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3:47:55.163480579</meta:creation-date>
    <dc:date>2021-10-07T12:28:16.996282116</dc:date>
    <meta:editing-duration>PT1H36M36S</meta:editing-duration>
    <meta:editing-cycles>36</meta:editing-cycles>
    <meta:generator>LibreOffice/6.4.7.2$Linux_X86_64 LibreOffice_project/40$Build-2</meta:generator>
    <meta:document-statistic meta:object-count="50"/>
  </office:meta>
</office:document-meta>
</file>